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74" calcext:value-type="float">
            <text:p>31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38" calcext:value-type="float">
            <text:p>11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98" calcext:value-type="float">
            <text:p>33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06" calcext:value-type="float">
            <text:p>42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96" calcext:value-type="float">
            <text:p>29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520" calcext:value-type="float">
            <text:p>29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570" calcext:value-type="float">
            <text:p>425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40" calcext:value-type="float">
            <text:p>29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607" calcext:value-type="float">
            <text:p>34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043" calcext:value-type="float">
            <text:p>32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61" calcext:value-type="float">
            <text:p>26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241" calcext:value-type="float">
            <text:p>38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550" calcext:value-type="float">
            <text:p>695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45" calcext:value-type="float">
            <text:p>23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413" calcext:value-type="float">
            <text:p>284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362" calcext:value-type="float">
            <text:p>453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609" calcext:value-type="float">
            <text:p>296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869" calcext:value-type="float">
            <text:p>238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192" calcext:value-type="float">
            <text:p>481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307" calcext:value-type="float">
            <text:p>343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259" calcext:value-type="float">
            <text:p>162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608" calcext:value-type="float">
            <text:p>42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08" calcext:value-type="float">
            <text:p>206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337" calcext:value-type="float">
            <text:p>263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449" calcext:value-type="float">
            <text:p>254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801" calcext:value-type="float">
            <text:p>428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465" calcext:value-type="float">
            <text:p>314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115" calcext:value-type="float">
            <text:p>281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400" calcext:value-type="float">
            <text:p>30400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bsolute no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18" calcext:value-type="float">
            <text:p>118</text:p>
          </table:table-cell>
          <table:table-cell table:formula="of:=ROUND(([.B2]/[.B$6])*100;1)"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5" calcext:value-type="float">
            <text:p>105</text:p>
          </table:table-cell>
          <table:table-cell table:formula="of:=ROUND(([.B3]/[.B$6])*100;1)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33" calcext:value-type="float">
            <text:p>133</text:p>
          </table:table-cell>
          <table:table-cell table:formula="of:=ROUND(([.B4]/[.B$6])*100;1)"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546" calcext:value-type="float">
            <text:p>546</text:p>
          </table:table-cell>
          <table:table-cell table:formula="of:=ROUND(([.B5]/[.B$6])*100;1)"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992" calcext:value-type="float">
            <text:p>992</text:p>
          </table:table-cell>
          <table:table-cell/>
        </table:table-row>
      </table:table>
      <table:table table:name="Model Error Average Overview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1" office:value-type="float" office:value="14.58707625" calcext:value-type="float">
            <text:p>14.59</text:p>
          </table:table-cell>
          <table:table-cell table:style-name="ce1" office:value-type="float" office:value="21.667734190341" calcext:value-type="float">
            <text:p>21.67</text:p>
          </table:table-cell>
        </table:table-row>
      </table:table>
      <table:table table:name="Molde Error Average xgb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table:number-columns-repeated="2"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9441" calcext:value-type="float">
            <text:p>14.94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8028405712497" calcext:value-type="float">
            <text:p>19.8028405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7561" calcext:value-type="float">
            <text:p>11.7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6009018805719" calcext:value-type="float">
            <text:p>17.6009018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214" calcext:value-type="float">
            <text:p>12.42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2831722074939" calcext:value-type="float">
            <text:p>19.283172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733" calcext:value-type="float">
            <text:p>13.37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3159320892826" calcext:value-type="float">
            <text:p>25.3159320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4476" calcext:value-type="float">
            <text:p>16.44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503326969762" calcext:value-type="float">
            <text:p>21.5033269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9.70064" calcext:value-type="float">
            <text:p>9.700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0352148548249" calcext:value-type="float">
            <text:p>17.03521485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6801114851429" calcext:value-type="float">
            <text:p>22.6801114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3667" calcext:value-type="float">
            <text:p>17.3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7851087508663" calcext:value-type="float">
            <text:p>28.7851087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2501" calcext:value-type="float">
            <text:p>17.25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4311066904376" calcext:value-type="float">
            <text:p>29.4311066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3773" calcext:value-type="float">
            <text:p>17.377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9283247916929" calcext:value-type="float">
            <text:p>21.9283247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3532" calcext:value-type="float">
            <text:p>12.35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8485120342624" calcext:value-type="float">
            <text:p>19.8485120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81" calcext:value-type="float">
            <text:p>15.8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9633871509183" calcext:value-type="float">
            <text:p>20.96338715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8002" calcext:value-type="float">
            <text:p>10.80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1666964561709" calcext:value-type="float">
            <text:p>19.16669645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1856" calcext:value-type="float">
            <text:p>16.185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9527891835859" calcext:value-type="float">
            <text:p>21.95278918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9652" calcext:value-type="float">
            <text:p>17.965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0419126326038" calcext:value-type="float">
            <text:p>24.0419126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9788" calcext:value-type="float">
            <text:p>17.978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3917211717175" calcext:value-type="float">
            <text:p>23.3917211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906" calcext:value-type="float">
            <text:p>12.9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1616396134899" calcext:value-type="float">
            <text:p>21.1616396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9718" calcext:value-type="float">
            <text:p>15.97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4298347965364" calcext:value-type="float">
            <text:p>22.42983479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9252" calcext:value-type="float">
            <text:p>12.92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0405131001626" calcext:value-type="float">
            <text:p>22.0405131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4941" calcext:value-type="float">
            <text:p>16.494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2653272075038" calcext:value-type="float">
            <text:p>21.26532720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8537" calcext:value-type="float">
            <text:p>11.853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7756146461733" calcext:value-type="float">
            <text:p>16.77561464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2846" calcext:value-type="float">
            <text:p>15.284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9593862718151" calcext:value-type="float">
            <text:p>20.95938627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7358" calcext:value-type="float">
            <text:p>18.735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9791851658975" calcext:value-type="float">
            <text:p>24.97918516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0732" calcext:value-type="float">
            <text:p>12.073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5735718511766" calcext:value-type="float">
            <text:p>22.57357185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957" calcext:value-type="float">
            <text:p>15.19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675726490636" calcext:value-type="float">
            <text:p>19.67572649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2532" calcext:value-type="float">
            <text:p>11.253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1995565660538" calcext:value-type="float">
            <text:p>18.19955656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2099" calcext:value-type="float">
            <text:p>17.209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3678482424828" calcext:value-type="float">
            <text:p>21.3678482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7134" calcext:value-type="float">
            <text:p>16.713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1904219350507" calcext:value-type="float">
            <text:p>23.19042193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1739" calcext:value-type="float">
            <text:p>13.173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9848711259903" calcext:value-type="float">
            <text:p>21.9848711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4653" calcext:value-type="float">
            <text:p>16.465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1093006749307" calcext:value-type="float">
            <text:p>25.10930067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383" calcext:value-type="float">
            <text:p>10.38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5797384631249" calcext:value-type="float">
            <text:p>16.57973846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0971" calcext:value-type="float">
            <text:p>15.097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3438990193029" calcext:value-type="float">
            <text:p>22.3438990193</text:p>
          </table:table-cell>
        </table:table-row>
        <table:table-row table:style-name="ro1">
          <table:table-cell table:number-columns-repeated="2"/>
          <table:table-cell table:style-name="ce1" table:formula="of:=AVERAGE(['Molde Error Average xgb'.C2:.C33])" office:value-type="float" office:value="14.58707625" calcext:value-type="float">
            <text:p>14.59</text:p>
          </table:table-cell>
          <table:table-cell table:number-columns-repeated="4"/>
          <table:table-cell table:style-name="ce1" table:formula="of:=AVERAGE(['Molde Error Average xgb'.H2:.H33])" office:value-type="float" office:value="21.667734190341" calcext:value-type="float">
            <text:p>21.67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Amenity Similarity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129375" calcext:value-type="float">
            <text:p>-0.13</text:p>
          </table:table-cell>
          <table:table-cell office:value-type="float" office:value="-0.0592644831978071" calcext:value-type="float">
            <text:p>-0.06</text:p>
          </table:table-cell>
          <table:table-cell office:value-type="float" office:value="0.08625" calcext:value-type="float">
            <text:p>0.09</text:p>
          </table:table-cell>
          <table:table-cell office:value-type="float" office:value="0.0707492828458909" calcext:value-type="float">
            <text:p>0.07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0.07625" calcext:value-type="float">
            <text:p>0.08</text:p>
          </table:table-cell>
          <table:table-cell office:value-type="float" office:value="0.0592363911290323" calcext:value-type="float">
            <text:p>0.06</text:p>
          </table:table-cell>
          <table:table-cell office:value-type="float" office:value="-0.05375" calcext:value-type="float">
            <text:p>-0.05</text:p>
          </table:table-cell>
          <table:table-cell office:value-type="float" office:value="-0.0214193919424447" calcext:value-type="float">
            <text:p>-0.0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0.075" calcext:value-type="float">
            <text:p>0.08</text:p>
          </table:table-cell>
          <table:table-cell office:value-type="float" office:value="0.0644027217741935" calcext:value-type="float">
            <text:p>0.06</text:p>
          </table:table-cell>
          <table:table-cell office:value-type="float" office:value="-0.03125" calcext:value-type="float">
            <text:p>-0.03</text:p>
          </table:table-cell>
          <table:table-cell office:value-type="float" office:value="0.011418184480038" calcext:value-type="float">
            <text:p>0.0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0.056875" calcext:value-type="float">
            <text:p>0.06</text:p>
          </table:table-cell>
          <table:table-cell office:value-type="float" office:value="0.0552293346774193" calcext:value-type="float">
            <text:p>0.06</text:p>
          </table:table-cell>
          <table:table-cell office:value-type="float" office:value="-0.058125" calcext:value-type="float">
            <text:p>-0.06</text:p>
          </table:table-cell>
          <table:table-cell office:value-type="float" office:value="-0.0275980091222023" calcext:value-type="float">
            <text:p>-0.0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0.0184375" calcext:value-type="float">
            <text:p>0.02</text:p>
          </table:table-cell>
          <table:table-cell office:value-type="float" office:value="0.0208921370967742" calcext:value-type="float">
            <text:p>0.02</text:p>
          </table:table-cell>
          <table:table-cell office:value-type="float" office:value="-0.05125" calcext:value-type="float">
            <text:p>-0.05</text:p>
          </table:table-cell>
          <table:table-cell office:value-type="float" office:value="0.0160578070840207" calcext:value-type="float">
            <text:p>0.02</text:p>
          </table:table-cell>
        </table:table-row>
      </table:table>
      <table:table table:name="Correlation timespent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8991935483871" calcext:value-type="float">
            <text:p>-0.3899193548</text:p>
          </table:table-cell>
          <table:table-cell office:value-type="float" office:value="0.34" calcext:value-type="float">
            <text:p>0.34</text:p>
          </table:table-cell>
          <table:table-cell office:value-type="float" office:value="0.359274193548387" calcext:value-type="float">
            <text:p>0.3592741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35887096774194" calcext:value-type="float">
            <text:p>-0.2358870968</text:p>
          </table:table-cell>
          <table:table-cell office:value-type="float" office:value="0.23" calcext:value-type="float">
            <text:p>0.23</text:p>
          </table:table-cell>
          <table:table-cell office:value-type="float" office:value="0.181048387096774" calcext:value-type="float">
            <text:p>0.1810483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0.1625" calcext:value-type="float">
            <text:p>0.162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03414297712064" calcext:value-type="float">
            <text:p>-0.1034142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58678004079661" calcext:value-type="float">
            <text:p>-0.2586780041</text:p>
          </table:table-cell>
          <table:table-cell office:value-type="float" office:value="0.12" calcext:value-type="float">
            <text:p>0.12</text:p>
          </table:table-cell>
          <table:table-cell office:value-type="float" office:value="0.179032258064516" calcext:value-type="float">
            <text:p>0.1790322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32258064516129" calcext:value-type="float">
            <text:p>0.003225806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79701655788956" calcext:value-type="float">
            <text:p>-0.0087970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5" calcext:value-type="float">
            <text:p>-0.25</text:p>
          </table:table-cell>
          <table:table-cell office:value-type="float" office:value="0.00524193548387097" calcext:value-type="float">
            <text:p>0.0052419355</text:p>
          </table:table-cell>
          <table:table-cell office:value-type="float" office:value="0.31" calcext:value-type="float">
            <text:p>0.31</text:p>
          </table:table-cell>
          <table:table-cell office:value-type="float" office:value="0.170967741935484" calcext:value-type="float">
            <text:p>0.17096774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6061463241815" calcext:value-type="float">
            <text:p>0.176061463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79032258064516" calcext:value-type="float">
            <text:p>-0.1790322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17741935483871" calcext:value-type="float">
            <text:p>0.0217741935</text:p>
          </table:table-cell>
          <table:table-cell office:value-type="float" office:value="0.13" calcext:value-type="float">
            <text:p>0.13</text:p>
          </table:table-cell>
          <table:table-cell office:value-type="float" office:value="0.0713709677419355" calcext:value-type="float">
            <text:p>0.0713709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1774193548387" calcext:value-type="float">
            <text:p>-0.171774193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89682729751161" calcext:value-type="float">
            <text:p>0.028968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8" calcext:value-type="float">
            <text:p>-0.08</text:p>
          </table:table-cell>
          <table:table-cell office:value-type="float" office:value="0.106854838709677" calcext:value-type="float">
            <text:p>0.1068548387</text:p>
          </table:table-cell>
          <table:table-cell office:value-type="float" office:value="0.28" calcext:value-type="float">
            <text:p>0.28</text:p>
          </table:table-cell>
          <table:table-cell office:value-type="float" office:value="0.134274193548387" calcext:value-type="float">
            <text:p>0.1342741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.332661290322581" calcext:value-type="float">
            <text:p>0.332661290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61290322580645" calcext:value-type="float">
            <text:p>-0.2612903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" calcext:value-type="float">
            <text:p>0.18</text:p>
          </table:table-cell>
          <table:table-cell office:value-type="float" office:value="0.122493291552592" calcext:value-type="float">
            <text:p>0.122493291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33870967741935" calcext:value-type="float">
            <text:p>-0.13387096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25806451612903" calcext:value-type="float">
            <text:p>-0.2258064516</text:p>
          </table:table-cell>
          <table:table-cell office:value-type="float" office:value="0.15" calcext:value-type="float">
            <text:p>0.15</text:p>
          </table:table-cell>
          <table:table-cell office:value-type="float" office:value="0.0528225806451613" calcext:value-type="float">
            <text:p>0.05282258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39516129032258" calcext:value-type="float">
            <text:p>0.0939516129</text:p>
          </table:table-cell>
          <table:table-cell office:value-type="float" office:value="0.09" calcext:value-type="float">
            <text:p>0.09</text:p>
          </table:table-cell>
          <table:table-cell office:value-type="float" office:value="0.0923387096774194" calcext:value-type="float">
            <text:p>0.0923387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300806451612903" calcext:value-type="float">
            <text:p>0.300806451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8870967741935" calcext:value-type="float">
            <text:p>-0.1588709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36219138609178" calcext:value-type="float">
            <text:p>-0.2362191386</text:p>
          </table:table-cell>
          <table:table-cell office:value-type="float" office:value="0.19" calcext:value-type="float">
            <text:p>0.19</text:p>
          </table:table-cell>
          <table:table-cell office:value-type="float" office:value="0.205645161290323" calcext:value-type="float">
            <text:p>0.2056451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31451612903226" calcext:value-type="float">
            <text:p>0.0431451613</text:p>
          </table:table-cell>
          <table:table-cell office:value-type="float" office:value="0.1" calcext:value-type="float">
            <text:p>0.1</text:p>
          </table:table-cell>
          <table:table-cell office:value-type="float" office:value="0.00282258064516129" calcext:value-type="float">
            <text:p>0.00282258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991935483871" calcext:value-type="float">
            <text:p>0.13991935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office:value-type="float" office:value="0.21817183599897" calcext:value-type="float">
            <text:p>0.21817183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556451612903226" calcext:value-type="float">
            <text:p>-0.05564516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3" calcext:value-type="float">
            <text:p>-0.23</text:p>
          </table:table-cell>
          <table:table-cell office:value-type="float" office:value="0.0173387096774194" calcext:value-type="float">
            <text:p>0.0173387097</text:p>
          </table:table-cell>
          <table:table-cell office:value-type="float" office:value="0.06" calcext:value-type="float">
            <text:p>0.06</text:p>
          </table:table-cell>
          <table:table-cell office:value-type="float" office:value="0.0509611341331565" calcext:value-type="float">
            <text:p>0.05096113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office:value-type="float" office:value="0.183870967741935" calcext:value-type="float">
            <text:p>0.183870967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61290322580645" calcext:value-type="float">
            <text:p>-0.26129032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0375" calcext:value-type="float">
            <text:p>0.037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82989798560727" calcext:value-type="float">
            <text:p>0.03829897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63306451612903" calcext:value-type="float">
            <text:p>-0.1633064516</text:p>
          </table:table-cell>
          <table:table-cell office:value-type="float" office:value="0.1" calcext:value-type="float">
            <text:p>0.1</text:p>
          </table:table-cell>
          <table:table-cell office:value-type="float" office:value="0.0867465964756208" calcext:value-type="float">
            <text:p>0.08674659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99193548387097" calcext:value-type="float">
            <text:p>-0.1991935484</text:p>
          </table:table-cell>
          <table:table-cell office:value-type="float" office:value="0.24" calcext:value-type="float">
            <text:p>0.24</text:p>
          </table:table-cell>
          <table:table-cell office:value-type="float" office:value="0.221468604204201" calcext:value-type="float">
            <text:p>0.22146860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" calcext:value-type="float">
            <text:p>-0.1</text:p>
          </table:table-cell>
          <table:table-cell office:value-type="float" office:value="-0.209421942692429" calcext:value-type="float">
            <text:p>-0.2094219427</text:p>
          </table:table-cell>
          <table:table-cell office:value-type="float" office:value="0.29" calcext:value-type="float">
            <text:p>0.29</text:p>
          </table:table-cell>
          <table:table-cell office:value-type="float" office:value="0.273296644719489" calcext:value-type="float">
            <text:p>0.27329664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0.0681451612903226" calcext:value-type="float">
            <text:p>0.06814516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39516129032258" calcext:value-type="float">
            <text:p>0.04395161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57258064516129" calcext:value-type="float">
            <text:p>-0.3572580645</text:p>
          </table:table-cell>
          <table:table-cell office:value-type="float" office:value="0.16" calcext:value-type="float">
            <text:p>0.16</text:p>
          </table:table-cell>
          <table:table-cell office:value-type="float" office:value="0.0612903225806452" calcext:value-type="float">
            <text:p>0.06129032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357661290322581" calcext:value-type="float">
            <text:p>-0.3576612903</text:p>
          </table:table-cell>
          <table:table-cell office:value-type="float" office:value="0.35" calcext:value-type="float">
            <text:p>0.35</text:p>
          </table:table-cell>
          <table:table-cell office:value-type="float" office:value="0.313306451612903" calcext:value-type="float">
            <text:p>0.3133064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36290322580645" calcext:value-type="float">
            <text:p>-0.1362903226</text:p>
          </table:table-cell>
          <table:table-cell office:value-type="float" office:value="0.19" calcext:value-type="float">
            <text:p>0.19</text:p>
          </table:table-cell>
          <table:table-cell office:value-type="float" office:value="0.211290322580645" calcext:value-type="float">
            <text:p>0.2112903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60483870967742" calcext:value-type="float">
            <text:p>-0.260483871</text:p>
          </table:table-cell>
          <table:table-cell office:value-type="float" office:value="0.28" calcext:value-type="float">
            <text:p>0.28</text:p>
          </table:table-cell>
          <table:table-cell office:value-type="float" office:value="0.278225806451613" calcext:value-type="float">
            <text:p>0.2782258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35" calcext:value-type="float">
            <text:p>-0.35</text:p>
          </table:table-cell>
          <table:table-cell office:value-type="float" office:value="-0.161693548387097" calcext:value-type="float">
            <text:p>-0.1616935484</text:p>
          </table:table-cell>
          <table:table-cell office:value-type="float" office:value="0.04" calcext:value-type="float">
            <text:p>0.04</text:p>
          </table:table-cell>
          <table:table-cell office:value-type="float" office:value="-0.054197028315518" calcext:value-type="float">
            <text:p>-0.05419702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01612903225806" calcext:value-type="float">
            <text:p>-0.3016129032</text:p>
          </table:table-cell>
          <table:table-cell office:value-type="float" office:value="0.23" calcext:value-type="float">
            <text:p>0.23</text:p>
          </table:table-cell>
          <table:table-cell office:value-type="float" office:value="0.283064516129032" calcext:value-type="float">
            <text:p>0.2830645161</text:p>
          </table:table-cell>
        </table:table-row>
        <table:table-row table:style-name="ro1">
          <table:table-cell/>
          <table:table-cell table:style-name="ce1" table:formula="of:=AVERAGE(['Correlation timespent xgb'.B2:.B33])" office:value-type="float" office:value="-0.129375" calcext:value-type="float">
            <text:p>-0.13</text:p>
          </table:table-cell>
          <table:table-cell table:style-name="ce1" table:formula="of:=AVERAGE(['Correlation timespent xgb'.C2:.C33])" office:value-type="float" office:value="-0.0592644831978071" calcext:value-type="float">
            <text:p>-0.06</text:p>
          </table:table-cell>
          <table:table-cell table:style-name="ce1" table:formula="of:=AVERAGE(['Correlation timespent xgb'.D2:.D33])" office:value-type="float" office:value="0.08625" calcext:value-type="float">
            <text:p>0.09</text:p>
          </table:table-cell>
          <table:table-cell table:style-name="ce1" table:formula="of:=AVERAGE(['Correlation timespent xgb'.E2:.E33])" office:value-type="float" office:value="0.0707492828458909" calcext:value-type="float">
            <text:p>0.07</text:p>
          </table:table-cell>
        </table:table-row>
      </table:table>
      <table:table table:name="Correlation area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266129032258065" calcext:value-type="float">
            <text:p>0.2661290323</text:p>
          </table:table-cell>
          <table:table-cell office:value-type="float" office:value="-0.1" calcext:value-type="float">
            <text:p>-0.1</text:p>
          </table:table-cell>
          <table:table-cell office:value-type="float" office:value="0.0379032258064516" calcext:value-type="float">
            <text:p>0.0379032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320564516129032" calcext:value-type="float">
            <text:p>0.320564516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568548387096774" calcext:value-type="float">
            <text:p>-0.0568548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-0.0758064516129032" calcext:value-type="float">
            <text:p>-0.0758064516</text:p>
          </table:table-cell>
          <table:table-cell office:value-type="float" office:value="0.18" calcext:value-type="float">
            <text:p>0.18</text:p>
          </table:table-cell>
          <table:table-cell office:value-type="float" office:value="0.265673976054231" calcext:value-type="float">
            <text:p>0.2656739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00806451612903226" calcext:value-type="float">
            <text:p>0.0080645161</text:p>
          </table:table-cell>
          <table:table-cell office:value-type="float" office:value="0.06" calcext:value-type="float">
            <text:p>0.06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0.348387096774194" calcext:value-type="float">
            <text:p>0.348387096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01056194141316" calcext:value-type="float">
            <text:p>-0.3010561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24193548387097" calcext:value-type="float">
            <text:p>0.0524193548</text:p>
          </table:table-cell>
          <table:table-cell office:value-type="float" office:value="0.14" calcext:value-type="float">
            <text:p>0.14</text:p>
          </table:table-cell>
          <table:table-cell office:value-type="float" office:value="0.22774247596883" calcext:value-type="float">
            <text:p>0.227742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0.233064516129032" calcext:value-type="float">
            <text:p>0.233064516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13709677419355" calcext:value-type="float">
            <text:p>-0.21370967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" calcext:value-type="float">
            <text:p>0.24</text:p>
          </table:table-cell>
          <table:table-cell office:value-type="float" office:value="0.20241935483871" calcext:value-type="float">
            <text:p>0.2024193548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64737828022588" calcext:value-type="float">
            <text:p>-0.264737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156451612903226" calcext:value-type="float">
            <text:p>0.156451612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0881960838367846" calcext:value-type="float">
            <text:p>-0.00881960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" calcext:value-type="float">
            <text:p>0.11</text:p>
          </table:table-cell>
          <table:table-cell office:value-type="float" office:value="0.00604838709677419" calcext:value-type="float">
            <text:p>0.0060483871</text:p>
          </table:table-cell>
          <table:table-cell office:value-type="float" office:value="0.09" calcext:value-type="float">
            <text:p>0.09</text:p>
          </table:table-cell>
          <table:table-cell office:value-type="float" office:value="0.082258064516129" calcext:value-type="float">
            <text:p>0.0822580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22983870967742" calcext:value-type="float">
            <text:p>-0.222983871</text:p>
          </table:table-cell>
          <table:table-cell office:value-type="float" office:value="0.22" calcext:value-type="float">
            <text:p>0.22</text:p>
          </table:table-cell>
          <table:table-cell office:value-type="float" office:value="0.341465641453617" calcext:value-type="float">
            <text:p>0.3414656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0.0237903225806452" calcext:value-type="float">
            <text:p>0.0237903226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20967741935484" calcext:value-type="float">
            <text:p>-0.2209677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677419354839" calcext:value-type="float">
            <text:p>0.033467741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1779079408904" calcext:value-type="float">
            <text:p>-0.15177907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79032258064516" calcext:value-type="float">
            <text:p>-0.037903225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06788218755021" calcext:value-type="float">
            <text:p>-0.1067882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0.0548387096774194" calcext:value-type="float">
            <text:p>0.054838709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63870138546377" calcext:value-type="float">
            <text:p>-0.1638701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" calcext:value-type="float">
            <text:p>0.19</text:p>
          </table:table-cell>
          <table:table-cell office:value-type="float" office:value="0.113709677419355" calcext:value-type="float">
            <text:p>0.1137096774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24824289035265" calcext:value-type="float">
            <text:p>-0.1248242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0.110483870967742" calcext:value-type="float">
            <text:p>-0.110483871</text:p>
          </table:table-cell>
          <table:table-cell office:value-type="float" office:value="0.11" calcext:value-type="float">
            <text:p>0.11</text:p>
          </table:table-cell>
          <table:table-cell office:value-type="float" office:value="0.227425271285888" calcext:value-type="float">
            <text:p>0.2274252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" calcext:value-type="float">
            <text:p>0.13</text:p>
          </table:table-cell>
          <table:table-cell office:value-type="float" office:value="0.341129032258065" calcext:value-type="float">
            <text:p>0.341129032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31854838709677" calcext:value-type="float">
            <text:p>-0.1318548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.09</text:p>
          </table:table-cell>
          <table:table-cell office:value-type="float" office:value="0.144758064516129" calcext:value-type="float">
            <text:p>0.1447580645</text:p>
          </table:table-cell>
          <table:table-cell office:value-type="float" office:value="0.23" calcext:value-type="float">
            <text:p>0.23</text:p>
          </table:table-cell>
          <table:table-cell office:value-type="float" office:value="0.263912040236269" calcext:value-type="float">
            <text:p>0.2639120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office:value-type="float" office:value="0.180645161290323" calcext:value-type="float">
            <text:p>0.180645161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10887096774194" calcext:value-type="float">
            <text:p>-0.3108870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-0.0862903225806452" calcext:value-type="float">
            <text:p>-0.0862903226</text:p>
          </table:table-cell>
          <table:table-cell office:value-type="float" office:value="0.02" calcext:value-type="float">
            <text:p>0.02</text:p>
          </table:table-cell>
          <table:table-cell office:value-type="float" office:value="0.160182328132531" calcext:value-type="float">
            <text:p>0.16018232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" calcext:value-type="float">
            <text:p>0.12</text:p>
          </table:table-cell>
          <table:table-cell office:value-type="float" office:value="0.0689516129032258" calcext:value-type="float">
            <text:p>0.0689516129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99193548387097" calcext:value-type="float">
            <text:p>-0.49919354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838709677419355" calcext:value-type="float">
            <text:p>-0.0838709677</text:p>
          </table:table-cell>
          <table:table-cell office:value-type="float" office:value="0.2" calcext:value-type="float">
            <text:p>0.2</text:p>
          </table:table-cell>
          <table:table-cell office:value-type="float" office:value="0.0477361277179022" calcext:value-type="float">
            <text:p>0.04773612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127016129032258" calcext:value-type="float">
            <text:p>-0.1270161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286843130898" calcext:value-type="float">
            <text:p>0.03372868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65322580645161" calcext:value-type="float">
            <text:p>-0.2653225806</text:p>
          </table:table-cell>
          <table:table-cell office:value-type="float" office:value="0.04" calcext:value-type="float">
            <text:p>0.04</text:p>
          </table:table-cell>
          <table:table-cell office:value-type="float" office:value="0.149193548387097" calcext:value-type="float">
            <text:p>0.14919354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-0.0620967741935484" calcext:value-type="float">
            <text:p>-0.0620967742</text:p>
          </table:table-cell>
          <table:table-cell office:value-type="float" office:value="0.19" calcext:value-type="float">
            <text:p>0.19</text:p>
          </table:table-cell>
          <table:table-cell office:value-type="float" office:value="0.419624171048399" calcext:value-type="float">
            <text:p>0.419624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" calcext:value-type="float">
            <text:p>0.12</text:p>
          </table:table-cell>
          <table:table-cell office:value-type="float" office:value="-0.00564516129032258" calcext:value-type="float">
            <text:p>-0.0056451613</text:p>
          </table:table-cell>
          <table:table-cell office:value-type="float" office:value="-0.3" calcext:value-type="float">
            <text:p>-0.3</text:p>
          </table:table-cell>
          <table:table-cell office:value-type="float" office:value="-0.367338709677419" calcext:value-type="float">
            <text:p>-0.36733870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963709677419355" calcext:value-type="float">
            <text:p>-0.096370967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03225806451613" calcext:value-type="float">
            <text:p>-0.20322580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50806451612903" calcext:value-type="float">
            <text:p>-0.0350806452</text:p>
          </table:table-cell>
          <table:table-cell office:value-type="float" office:value="0.16" calcext:value-type="float">
            <text:p>0.16</text:p>
          </table:table-cell>
          <table:table-cell office:value-type="float" office:value="0.286363923006764" calcext:value-type="float">
            <text:p>0.2863639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" calcext:value-type="float">
            <text:p>0.11</text:p>
          </table:table-cell>
          <table:table-cell office:value-type="float" office:value="0.197983870967742" calcext:value-type="float">
            <text:p>0.19798387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228599166395979" calcext:value-type="float">
            <text:p>-0.02285991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" calcext:value-type="float">
            <text:p>0.41</text:p>
          </table:table-cell>
          <table:table-cell office:value-type="float" office:value="0.421370967741935" calcext:value-type="float">
            <text:p>0.4213709677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50410739477118" calcext:value-type="float">
            <text:p>-0.25041073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2" calcext:value-type="float">
            <text:p>-0.2</text:p>
          </table:table-cell>
          <table:table-cell office:value-type="float" office:value="-0.069758064516129" calcext:value-type="float">
            <text:p>-0.0697580645</text:p>
          </table:table-cell>
          <table:table-cell office:value-type="float" office:value="0.24" calcext:value-type="float">
            <text:p>0.24</text:p>
          </table:table-cell>
          <table:table-cell office:value-type="float" office:value="0.158048250388953" calcext:value-type="float">
            <text:p>0.1580482504</text:p>
          </table:table-cell>
        </table:table-row>
        <table:table-row table:style-name="ro1">
          <table:table-cell/>
          <table:table-cell table:style-name="ce1" table:formula="of:=AVERAGE(['Correlation area xgb'.B2:.B33])" office:value-type="float" office:value="0.07625" calcext:value-type="float">
            <text:p>0.08</text:p>
          </table:table-cell>
          <table:table-cell table:style-name="ce1" table:formula="of:=AVERAGE(['Correlation area xgb'.C2:.C33])" office:value-type="float" office:value="0.0592363911290323" calcext:value-type="float">
            <text:p>0.06</text:p>
          </table:table-cell>
          <table:table-cell table:style-name="ce1" table:formula="of:=AVERAGE(['Correlation area xgb'.D2:.D33])" office:value-type="float" office:value="-0.05375" calcext:value-type="float">
            <text:p>-0.05</text:p>
          </table:table-cell>
          <table:table-cell table:style-name="ce1" table:formula="of:=AVERAGE(['Correlation area xgb'.E2:.E33])" office:value-type="float" office:value="-0.0214193919424447" calcext:value-type="float">
            <text:p>-0.02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42741935483871" calcext:value-type="float">
            <text:p>0.142741935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7016129032258" calcext:value-type="float">
            <text:p>0.127016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36491935483871" calcext:value-type="float">
            <text:p>0.3649193548</text:p>
          </table:table-cell>
          <table:table-cell office:value-type="float" office:value="-0.07" calcext:value-type="float">
            <text:p>-0.07</text:p>
          </table:table-cell>
          <table:table-cell office:value-type="float" office:value="0.107258064516129" calcext:value-type="float">
            <text:p>0.1072580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75" calcext:value-type="float">
            <text:p>-0.0875</text:p>
          </table:table-cell>
          <table:table-cell office:value-type="float" office:value="0.22" calcext:value-type="float">
            <text:p>0.22</text:p>
          </table:table-cell>
          <table:table-cell office:value-type="float" office:value="0.385005534342626" calcext:value-type="float">
            <text:p>0.3850055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37903225806452" calcext:value-type="float">
            <text:p>-0.0737903226</text:p>
          </table:table-cell>
          <table:table-cell office:value-type="float" office:value="0.17" calcext:value-type="float">
            <text:p>0.17</text:p>
          </table:table-cell>
          <table:table-cell office:value-type="float" office:value="0.135887096774194" calcext:value-type="float">
            <text:p>0.1358870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office:value-type="float" office:value="0.495161290322581" calcext:value-type="float">
            <text:p>0.4951612903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87470472089286" calcext:value-type="float">
            <text:p>-0.3874704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17258064516129" calcext:value-type="float">
            <text:p>-0.1725806452</text:p>
          </table:table-cell>
          <table:table-cell office:value-type="float" office:value="0.3" calcext:value-type="float">
            <text:p>0.3</text:p>
          </table:table-cell>
          <table:table-cell office:value-type="float" office:value="0.457100146802688" calcext:value-type="float">
            <text:p>0.4571001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 office:value-type="float" office:value="0.236290322580645" calcext:value-type="float">
            <text:p>0.236290322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44354838709677" calcext:value-type="float">
            <text:p>-0.14435483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" calcext:value-type="float">
            <text:p>0.24</text:p>
          </table:table-cell>
          <table:table-cell office:value-type="float" office:value="0.177822580645161" calcext:value-type="float">
            <text:p>0.1778225806</text:p>
          </table:table-cell>
          <table:table-cell office:value-type="float" office:value="-0.3" calcext:value-type="float">
            <text:p>-0.3</text:p>
          </table:table-cell>
          <table:table-cell office:value-type="float" office:value="-0.255886411280192" calcext:value-type="float">
            <text:p>-0.2558864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.163709677419355" calcext:value-type="float">
            <text:p>0.163709677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13140851414019" calcext:value-type="float">
            <text:p>0.05131408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38709677419355" calcext:value-type="float">
            <text:p>-0.0838709677</text:p>
          </table:table-cell>
          <table:table-cell office:value-type="float" office:value="0.03" calcext:value-type="float">
            <text:p>0.03</text:p>
          </table:table-cell>
          <table:table-cell office:value-type="float" office:value="-0.0145161290322581" calcext:value-type="float">
            <text:p>-0.014516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36290322580645" calcext:value-type="float">
            <text:p>-0.2362903226</text:p>
          </table:table-cell>
          <table:table-cell office:value-type="float" office:value="0.28" calcext:value-type="float">
            <text:p>0.28</text:p>
          </table:table-cell>
          <table:table-cell office:value-type="float" office:value="0.40717862794351" calcext:value-type="float">
            <text:p>0.4071786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0.183467741935484" calcext:value-type="float">
            <text:p>0.1834677419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06048387096774" calcext:value-type="float">
            <text:p>-0.30604838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0.0193548387096774" calcext:value-type="float">
            <text:p>0.0193548387</text:p>
          </table:table-cell>
          <table:table-cell office:value-type="float" office:value="-0.2" calcext:value-type="float">
            <text:p>-0.2</text:p>
          </table:table-cell>
          <table:table-cell office:value-type="float" office:value="-0.177477124599829" calcext:value-type="float">
            <text:p>-0.1774771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" calcext:value-type="float">
            <text:p>0.06</text:p>
          </table:table-cell>
          <table:table-cell office:value-type="float" office:value="0.0346774193548387" calcext:value-type="float">
            <text:p>0.0346774194</text:p>
          </table:table-cell>
          <table:table-cell office:value-type="float" office:value="0" calcext:value-type="float">
            <text:p>0</text:p>
          </table:table-cell>
          <table:table-cell office:value-type="float" office:value="-0.0570072445985449" calcext:value-type="float">
            <text:p>-0.05700724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0161290322581" calcext:value-type="float">
            <text:p>0.1201612903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1323348892331" calcext:value-type="float">
            <text:p>-0.2132334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" calcext:value-type="float">
            <text:p>0.23</text:p>
          </table:table-cell>
          <table:table-cell office:value-type="float" office:value="0.201612903225806" calcext:value-type="float">
            <text:p>0.201612903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50860464371842" calcext:value-type="float">
            <text:p>-0.2508604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56451612903226" calcext:value-type="float">
            <text:p>-0.1564516129</text:p>
          </table:table-cell>
          <table:table-cell office:value-type="float" office:value="0.23" calcext:value-type="float">
            <text:p>0.23</text:p>
          </table:table-cell>
          <table:table-cell office:value-type="float" office:value="0.358880303979505" calcext:value-type="float">
            <text:p>0.358880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 office:value-type="float" office:value="0.264516129032258" calcext:value-type="float">
            <text:p>0.26451612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05645161290323" calcext:value-type="float">
            <text:p>0.02056451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.16</text:p>
          </table:table-cell>
          <table:table-cell office:value-type="float" office:value="0.204032258064516" calcext:value-type="float">
            <text:p>0.2040322581</text:p>
          </table:table-cell>
          <table:table-cell office:value-type="float" office:value="0.29" calcext:value-type="float">
            <text:p>0.29</text:p>
          </table:table-cell>
          <table:table-cell office:value-type="float" office:value="0.338626864412746" calcext:value-type="float">
            <text:p>0.33862686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8709677419355" calcext:value-type="float">
            <text:p>0.188709677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55645161290323" calcext:value-type="float">
            <text:p>-0.35564516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-0.154435483870968" calcext:value-type="float">
            <text:p>-0.1544354839</text:p>
          </table:table-cell>
          <table:table-cell office:value-type="float" office:value="0.05" calcext:value-type="float">
            <text:p>0.05</text:p>
          </table:table-cell>
          <table:table-cell office:value-type="float" office:value="0.250109249189391" calcext:value-type="float">
            <text:p>0.25010924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" calcext:value-type="float">
            <text:p>0.04</text:p>
          </table:table-cell>
          <table:table-cell office:value-type="float" office:value="0.0350806451612903" calcext:value-type="float">
            <text:p>0.035080645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69354838709677" calcext:value-type="float">
            <text:p>-0.26935483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798387096774194" calcext:value-type="float">
            <text:p>-0.0798387097</text:p>
          </table:table-cell>
          <table:table-cell office:value-type="float" office:value="0.16" calcext:value-type="float">
            <text:p>0.16</text:p>
          </table:table-cell>
          <table:table-cell office:value-type="float" office:value="0.0833359517787106" calcext:value-type="float">
            <text:p>0.08333595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8225806451613" calcext:value-type="float">
            <text:p>-0.1282258065</text:p>
          </table:table-cell>
          <table:table-cell office:value-type="float" office:value="0.04" calcext:value-type="float">
            <text:p>0.04</text:p>
          </table:table-cell>
          <table:table-cell office:value-type="float" office:value="-0.0610328573284481" calcext:value-type="float">
            <text:p>-0.06103285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office:value-type="float" office:value="-0.160887096774194" calcext:value-type="float">
            <text:p>-0.1608870968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0.0794354838709677" calcext:value-type="float">
            <text:p>0.0794354839</text:p>
          </table:table-cell>
          <table:table-cell office:value-type="float" office:value="0.24" calcext:value-type="float">
            <text:p>0.24</text:p>
          </table:table-cell>
          <table:table-cell office:value-type="float" office:value="0.485227949934898" calcext:value-type="float">
            <text:p>0.48522794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 office:value-type="float" office:value="0.0443548387096774" calcext:value-type="float">
            <text:p>0.0443548387</text:p>
          </table:table-cell>
          <table:table-cell office:value-type="float" office:value="-0.38" calcext:value-type="float">
            <text:p>-0.38</text:p>
          </table:table-cell>
          <table:table-cell office:value-type="float" office:value="-0.456854838709677" calcext:value-type="float">
            <text:p>-0.45685483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99193548387097" calcext:value-type="float">
            <text:p>-0.0399193548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46774193548387" calcext:value-type="float">
            <text:p>-0.14677419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" calcext:value-type="float">
            <text:p>-0.1</text:p>
          </table:table-cell>
          <table:table-cell office:value-type="float" office:value="-0.0508064516129032" calcext:value-type="float">
            <text:p>-0.0508064516</text:p>
          </table:table-cell>
          <table:table-cell office:value-type="float" office:value="0.26" calcext:value-type="float">
            <text:p>0.26</text:p>
          </table:table-cell>
          <table:table-cell office:value-type="float" office:value="0.350313169857994" calcext:value-type="float">
            <text:p>0.35031316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" calcext:value-type="float">
            <text:p>0.14</text:p>
          </table:table-cell>
          <table:table-cell office:value-type="float" office:value="0.222177419354839" calcext:value-type="float">
            <text:p>0.222177419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0401051169115753" calcext:value-type="float">
            <text:p>-0.00401051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4" calcext:value-type="float">
            <text:p>0.34</text:p>
          </table:table-cell>
          <table:table-cell office:value-type="float" office:value="0.398790322580645" calcext:value-type="float">
            <text:p>0.3987903226</text:p>
          </table:table-cell>
          <table:table-cell office:value-type="float" office:value="-0.4" calcext:value-type="float">
            <text:p>-0.4</text:p>
          </table:table-cell>
          <table:table-cell office:value-type="float" office:value="-0.418428267900474" calcext:value-type="float">
            <text:p>-0.41842826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15322580645161" calcext:value-type="float">
            <text:p>-0.0915322581</text:p>
          </table:table-cell>
          <table:table-cell office:value-type="float" office:value="0.23" calcext:value-type="float">
            <text:p>0.23</text:p>
          </table:table-cell>
          <table:table-cell office:value-type="float" office:value="0.12651944340599" calcext:value-type="float">
            <text:p>0.1265194434</text:p>
          </table:table-cell>
        </table:table-row>
        <table:table-row table:style-name="ro1">
          <table:table-cell/>
          <table:table-cell table:style-name="ce1" table:formula="of:=AVERAGE(['Correlation area dt'.B2:.B33])" office:value-type="float" office:value="0.075" calcext:value-type="float">
            <text:p>0.08</text:p>
          </table:table-cell>
          <table:table-cell table:style-name="ce1" table:formula="of:=AVERAGE(['Correlation area dt'.C2:.C33])" office:value-type="float" office:value="0.0644027217741935" calcext:value-type="float">
            <text:p>0.06</text:p>
          </table:table-cell>
          <table:table-cell table:style-name="ce1" table:formula="of:=AVERAGE(['Correlation area dt'.D2:.D33])" office:value-type="float" office:value="-0.03125" calcext:value-type="float">
            <text:p>-0.03</text:p>
          </table:table-cell>
          <table:table-cell table:style-name="ce1" table:formula="of:=AVERAGE(['Correlation area dt'.E2:.E33])" office:value-type="float" office:value="0.011418184480038" calcext:value-type="float">
            <text:p>0.01</text:p>
          </table:table-cell>
        </table:table-row>
      </table:table>
      <table:table table:name="Correlation area sv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350806451612903" calcext:value-type="float">
            <text:p>0.350806451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25" calcext:value-type="float">
            <text:p>-0.0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7258064516129" calcext:value-type="float">
            <text:p>0.272580645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50806451612903" calcext:value-type="float">
            <text:p>-0.0350806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20967741935484" calcext:value-type="float">
            <text:p>-0.1209677419</text:p>
          </table:table-cell>
          <table:table-cell office:value-type="float" office:value="0.22" calcext:value-type="float">
            <text:p>0.22</text:p>
          </table:table-cell>
          <table:table-cell office:value-type="float" office:value="0.345900260173793" calcext:value-type="float">
            <text:p>0.3459002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495967741935484" calcext:value-type="float">
            <text:p>-0.0495967742</text:p>
          </table:table-cell>
          <table:table-cell office:value-type="float" office:value="0.16" calcext:value-type="float">
            <text:p>0.1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403629032258065" calcext:value-type="float">
            <text:p>0.403629032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9641056322934" calcext:value-type="float">
            <text:p>-0.2596410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-0.113306451612903" calcext:value-type="float">
            <text:p>-0.1133064516</text:p>
          </table:table-cell>
          <table:table-cell office:value-type="float" office:value="0.13" calcext:value-type="float">
            <text:p>0.13</text:p>
          </table:table-cell>
          <table:table-cell office:value-type="float" office:value="0.248336210497927" calcext:value-type="float">
            <text:p>0.2483362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0.345967741935484" calcext:value-type="float">
            <text:p>0.3459677419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81451612903226" calcext:value-type="float">
            <text:p>-0.2814516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" calcext:value-type="float">
            <text:p>0.22</text:p>
          </table:table-cell>
          <table:table-cell office:value-type="float" office:value="0.129032258064516" calcext:value-type="float">
            <text:p>0.1290322581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79221964510146" calcext:value-type="float">
            <text:p>-0.2792219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0.126612903225806" calcext:value-type="float">
            <text:p>0.1266129032</text:p>
          </table:table-cell>
          <table:table-cell office:value-type="float" office:value="-0.1" calcext:value-type="float">
            <text:p>-0.1</text:p>
          </table:table-cell>
          <table:table-cell office:value-type="float" office:value="0.0184409993476913" calcext:value-type="float">
            <text:p>0.01844099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29435483870968" calcext:value-type="float">
            <text:p>-0.12943548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3548387096774" calcext:value-type="float">
            <text:p>-0.2435483871</text:p>
          </table:table-cell>
          <table:table-cell office:value-type="float" office:value="0.27" calcext:value-type="float">
            <text:p>0.27</text:p>
          </table:table-cell>
          <table:table-cell office:value-type="float" office:value="0.412822688132826" calcext:value-type="float">
            <text:p>0.4128226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008064516129" calcext:value-type="float">
            <text:p>0.110080645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19758064516129" calcext:value-type="float">
            <text:p>-0.21975806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10241935483871" calcext:value-type="float">
            <text:p>0.102419354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07190489351837" calcext:value-type="float">
            <text:p>-0.20719048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office:value-type="float" office:value="0.0758064516129032" calcext:value-type="float">
            <text:p>0.0758064516</text:p>
          </table:table-cell>
          <table:table-cell office:value-type="float" office:value="0.02" calcext:value-type="float">
            <text:p>0.02</text:p>
          </table:table-cell>
          <table:table-cell office:value-type="float" office:value="-0.0112408651321074" calcext:value-type="float">
            <text:p>-0.0112408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104032258064516" calcext:value-type="float">
            <text:p>0.1040322581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79531333225929" calcext:value-type="float">
            <text:p>-0.3795313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" calcext:value-type="float">
            <text:p>0.23</text:p>
          </table:table-cell>
          <table:table-cell office:value-type="float" office:value="0.105645161290323" calcext:value-type="float">
            <text:p>0.105645161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85822566201365" calcext:value-type="float">
            <text:p>-0.18582256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50806451612903" calcext:value-type="float">
            <text:p>-0.1508064516</text:p>
          </table:table-cell>
          <table:table-cell office:value-type="float" office:value="0.22" calcext:value-type="float">
            <text:p>0.22</text:p>
          </table:table-cell>
          <table:table-cell office:value-type="float" office:value="0.366138557318416" calcext:value-type="float">
            <text:p>0.36613855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office:value-type="float" office:value="0.306048387096774" calcext:value-type="float">
            <text:p>0.306048387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08467741935484" calcext:value-type="float">
            <text:p>-0.20846774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" calcext:value-type="float">
            <text:p>0.08</text:p>
          </table:table-cell>
          <table:table-cell office:value-type="float" office:value="0.176209677419355" calcext:value-type="float">
            <text:p>0.1762096774</text:p>
          </table:table-cell>
          <table:table-cell office:value-type="float" office:value="0.27" calcext:value-type="float">
            <text:p>0.27</text:p>
          </table:table-cell>
          <table:table-cell office:value-type="float" office:value="0.320952389876375" calcext:value-type="float">
            <text:p>0.3209523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" calcext:value-type="float">
            <text:p>0.09</text:p>
          </table:table-cell>
          <table:table-cell office:value-type="float" office:value="0.108870967741935" calcext:value-type="float">
            <text:p>0.1088709677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81451612903226" calcext:value-type="float">
            <text:p>-0.3814516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00766129032258064" calcext:value-type="float">
            <text:p>0.00766129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93430279623761" calcext:value-type="float">
            <text:p>0.0393430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" calcext:value-type="float">
            <text:p>0.05</text:p>
          </table:table-cell>
          <table:table-cell office:value-type="float" office:value="0.0245967741935484" calcext:value-type="float">
            <text:p>0.024596774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57258064516129" calcext:value-type="float">
            <text:p>-0.2572580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2" calcext:value-type="float">
            <text:p>-0.2</text:p>
          </table:table-cell>
          <table:table-cell office:value-type="float" office:value="-0.212096774193548" calcext:value-type="float">
            <text:p>-0.2120967742</text:p>
          </table:table-cell>
          <table:table-cell office:value-type="float" office:value="0.21" calcext:value-type="float">
            <text:p>0.21</text:p>
          </table:table-cell>
          <table:table-cell office:value-type="float" office:value="0.106394928727189" calcext:value-type="float">
            <text:p>0.10639492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17741935483871" calcext:value-type="float">
            <text:p>-0.1177419355</text:p>
          </table:table-cell>
          <table:table-cell office:value-type="float" office:value="0.04" calcext:value-type="float">
            <text:p>0.04</text:p>
          </table:table-cell>
          <table:table-cell office:value-type="float" office:value="-0.0762910716605602" calcext:value-type="float">
            <text:p>-0.07629107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-0.15241935483871" calcext:value-type="float">
            <text:p>-0.152419354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11290322580645" calcext:value-type="float">
            <text:p>0.04112903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office:value-type="float" office:value="0.0721774193548387" calcext:value-type="float">
            <text:p>0.0721774194</text:p>
          </table:table-cell>
          <table:table-cell office:value-type="float" office:value="0.19" calcext:value-type="float">
            <text:p>0.19</text:p>
          </table:table-cell>
          <table:table-cell office:value-type="float" office:value="0.489228180354806" calcext:value-type="float">
            <text:p>0.48922818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0282258064516129" calcext:value-type="float">
            <text:p>0.0282258065</text:p>
          </table:table-cell>
          <table:table-cell office:value-type="float" office:value="-0.41" calcext:value-type="float">
            <text:p>-0.41</text:p>
          </table:table-cell>
          <table:table-cell office:value-type="float" office:value="-0.460887096774194" calcext:value-type="float">
            <text:p>-0.46088709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2258064516129" calcext:value-type="float">
            <text:p>-0.03225806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6290322580645" calcext:value-type="float">
            <text:p>-0.28629032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91129032258065" calcext:value-type="float">
            <text:p>-0.0391129032</text:p>
          </table:table-cell>
          <table:table-cell office:value-type="float" office:value="0.23" calcext:value-type="float">
            <text:p>0.23</text:p>
          </table:table-cell>
          <table:table-cell office:value-type="float" office:value="0.345486811605071" calcext:value-type="float">
            <text:p>0.34548681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.13</text:p>
          </table:table-cell>
          <table:table-cell office:value-type="float" office:value="0.17258064516129" calcext:value-type="float">
            <text:p>0.172580645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561471636762054" calcext:value-type="float">
            <text:p>-0.05614716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308064516129032" calcext:value-type="float">
            <text:p>0.3080645161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56229471320674" calcext:value-type="float">
            <text:p>-0.35622947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0241935483871" calcext:value-type="float">
            <text:p>-0.2024193548</text:p>
          </table:table-cell>
          <table:table-cell office:value-type="float" office:value="0.24" calcext:value-type="float">
            <text:p>0.24</text:p>
          </table:table-cell>
          <table:table-cell office:value-type="float" office:value="0.187151764527072" calcext:value-type="float">
            <text:p>0.1871517645</text:p>
          </table:table-cell>
        </table:table-row>
        <table:table-row table:style-name="ro1">
          <table:table-cell/>
          <table:table-cell table:style-name="ce1" table:formula="of:=AVERAGE(['Correlation area svm'.B2:.B33])" office:value-type="float" office:value="0.056875" calcext:value-type="float">
            <text:p>0.06</text:p>
          </table:table-cell>
          <table:table-cell table:style-name="ce1" table:formula="of:=AVERAGE(['Correlation area svm'.C2:.C33])" office:value-type="float" office:value="0.0552293346774193" calcext:value-type="float">
            <text:p>0.06</text:p>
          </table:table-cell>
          <table:table-cell table:style-name="ce1" table:formula="of:=AVERAGE(['Correlation area svm'.D2:.D33])" office:value-type="float" office:value="-0.058125" calcext:value-type="float">
            <text:p>-0.06</text:p>
          </table:table-cell>
          <table:table-cell table:style-name="ce1" table:formula="of:=AVERAGE(['Correlation area svm'.E2:.E33])" office:value-type="float" office:value="-0.0275980091222023" calcext:value-type="float">
            <text:p>-0.03</text:p>
          </table:table-cell>
        </table:table-row>
      </table:table>
      <table:table table:name="Correlation area ml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641129032258065" calcext:value-type="float">
            <text:p>0.064112903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846774193548387" calcext:value-type="float">
            <text:p>0.0846774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8508064516129" calcext:value-type="float">
            <text:p>0.2850806452</text:p>
          </table:table-cell>
          <table:table-cell office:value-type="float" office:value="-0.14" calcext:value-type="float">
            <text:p>-0.14</text:p>
          </table:table-cell>
          <table:table-cell office:value-type="float" office:value="0.0338709677419355" calcext:value-type="float">
            <text:p>0.0338709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6693548387097" calcext:value-type="float">
            <text:p>-0.1366935484</text:p>
          </table:table-cell>
          <table:table-cell office:value-type="float" office:value="0.24" calcext:value-type="float">
            <text:p>0.24</text:p>
          </table:table-cell>
          <table:table-cell office:value-type="float" office:value="0.383392945717107" calcext:value-type="float">
            <text:p>0.3833929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0241935483870968" calcext:value-type="float">
            <text:p>0.0241935484</text:p>
          </table:table-cell>
          <table:table-cell office:value-type="float" office:value="0.13" calcext:value-type="float">
            <text:p>0.13</text:p>
          </table:table-cell>
          <table:table-cell office:value-type="float" office:value="0.158064516129032" calcext:value-type="float">
            <text:p>0.1580645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336290322580645" calcext:value-type="float">
            <text:p>0.336290322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73578843088735" calcext:value-type="float">
            <text:p>-0.27357884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68951612903226" calcext:value-type="float">
            <text:p>-0.1689516129</text:p>
          </table:table-cell>
          <table:table-cell office:value-type="float" office:value="0.24" calcext:value-type="float">
            <text:p>0.24</text:p>
          </table:table-cell>
          <table:table-cell office:value-type="float" office:value="0.360188454901058" calcext:value-type="float">
            <text:p>0.3601884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1290322580645" calcext:value-type="float">
            <text:p>0.161290322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2177419354839" calcext:value-type="float">
            <text:p>-0.1221774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" calcext:value-type="float">
            <text:p>0.21</text:p>
          </table:table-cell>
          <table:table-cell office:value-type="float" office:value="0.127016129032258" calcext:value-type="float">
            <text:p>0.127016129</text:p>
          </table:table-cell>
          <table:table-cell office:value-type="float" office:value="-0.28" calcext:value-type="float">
            <text:p>-0.28</text:p>
          </table:table-cell>
          <table:table-cell office:value-type="float" office:value="-0.307787900360608" calcext:value-type="float">
            <text:p>-0.3077879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45161290322581" calcext:value-type="float">
            <text:p>0.01451612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24944767577235" calcext:value-type="float">
            <text:p>0.0424944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00685483870967742" calcext:value-type="float">
            <text:p>0.006854838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63306451612903" calcext:value-type="float">
            <text:p>-0.2633064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22983870967742" calcext:value-type="float">
            <text:p>-0.222983871</text:p>
          </table:table-cell>
          <table:table-cell office:value-type="float" office:value="0.26" calcext:value-type="float">
            <text:p>0.26</text:p>
          </table:table-cell>
          <table:table-cell office:value-type="float" office:value="0.43459263457733" calcext:value-type="float">
            <text:p>0.4345926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.09</text:p>
          </table:table-cell>
          <table:table-cell office:value-type="float" office:value="0.00806451612903226" calcext:value-type="float">
            <text:p>0.008064516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0483870967741936" calcext:value-type="float">
            <text:p>-0.0048387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0383064516129032" calcext:value-type="float">
            <text:p>0.038306451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91147754036564" calcext:value-type="float">
            <text:p>-0.0911477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758064516129" calcext:value-type="float">
            <text:p>-0.1975806452</text:p>
          </table:table-cell>
          <table:table-cell office:value-type="float" office:value="0" calcext:value-type="float">
            <text:p>0</text:p>
          </table:table-cell>
          <table:table-cell office:value-type="float" office:value="0.0798904343317636" calcext:value-type="float">
            <text:p>0.0798904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0.155645161290323" calcext:value-type="float">
            <text:p>0.155645161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97393955139721" calcext:value-type="float">
            <text:p>-0.29739395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0568548387096774" calcext:value-type="float">
            <text:p>0.056854838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74511627389108" calcext:value-type="float">
            <text:p>-0.1745116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" calcext:value-type="float">
            <text:p>0.05</text:p>
          </table:table-cell>
          <table:table-cell office:value-type="float" office:value="0.0290322580645161" calcext:value-type="float">
            <text:p>0.0290322581</text:p>
          </table:table-cell>
          <table:table-cell office:value-type="float" office:value="0.22" calcext:value-type="float">
            <text:p>0.22</text:p>
          </table:table-cell>
          <table:table-cell office:value-type="float" office:value="0.310895184683369" calcext:value-type="float">
            <text:p>0.31089518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1" calcext:value-type="float">
            <text:p>-0.01</text:p>
          </table:table-cell>
          <table:table-cell office:value-type="float" office:value="0.186693548387097" calcext:value-type="float">
            <text:p>0.186693548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93951612903226" calcext:value-type="float">
            <text:p>-0.1939516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" calcext:value-type="float">
            <text:p>0.06</text:p>
          </table:table-cell>
          <table:table-cell office:value-type="float" office:value="0.0508064516129032" calcext:value-type="float">
            <text:p>0.0508064516</text:p>
          </table:table-cell>
          <table:table-cell office:value-type="float" office:value="0.28" calcext:value-type="float">
            <text:p>0.28</text:p>
          </table:table-cell>
          <table:table-cell office:value-type="float" office:value="0.286406826009832" calcext:value-type="float">
            <text:p>0.2864068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" calcext:value-type="float">
            <text:p>0.09</text:p>
          </table:table-cell>
          <table:table-cell office:value-type="float" office:value="0.104435483870968" calcext:value-type="float">
            <text:p>0.1044354839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364112903225806" calcext:value-type="float">
            <text:p>-0.3641129032</text:p>
          </table:table-cell>
          <table:table-cell office:value-type="float" office:value="0.08" calcext:value-type="float">
            <text:p>0.08</text:p>
          </table:table-cell>
          <table:table-cell office:value-type="float" office:value="0.369744170952534" calcext:value-type="float">
            <text:p>0.3697441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870967741935484" calcext:value-type="float">
            <text:p>-0.0870967742</text:p>
          </table:table-cell>
          <table:table-cell office:value-type="float" office:value="-0.2" calcext:value-type="float">
            <text:p>-0.2</text:p>
          </table:table-cell>
          <table:table-cell office:value-type="float" office:value="-0.174596774193548" calcext:value-type="float">
            <text:p>-0.17459677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850806451612903" calcext:value-type="float">
            <text:p>-0.0850806452</text:p>
          </table:table-cell>
          <table:table-cell office:value-type="float" office:value="0.13" calcext:value-type="float">
            <text:p>0.13</text:p>
          </table:table-cell>
          <table:table-cell office:value-type="float" office:value="0.0271044115008428" calcext:value-type="float">
            <text:p>0.0271044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53225806451613" calcext:value-type="float">
            <text:p>-0.01532258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457746429963361" calcext:value-type="float">
            <text:p>-0.0457746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221370967741935" calcext:value-type="float">
            <text:p>-0.2213709677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37096774193548" calcext:value-type="float">
            <text:p>0.01370967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0887096774194" calcext:value-type="float">
            <text:p>0.2608870968</text:p>
          </table:table-cell>
          <table:table-cell office:value-type="float" office:value="0.2" calcext:value-type="float">
            <text:p>0.2</text:p>
          </table:table-cell>
          <table:table-cell office:value-type="float" office:value="0.476027419969108" calcext:value-type="float">
            <text:p>0.476027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0.0318548387096774" calcext:value-type="float">
            <text:p>0.0318548387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83064516129032" calcext:value-type="float">
            <text:p>-0.28306451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2" calcext:value-type="float">
            <text:p>-0.2</text:p>
          </table:table-cell>
          <table:table-cell office:value-type="float" office:value="-0.113709677419355" calcext:value-type="float">
            <text:p>-0.113709677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77016129032258" calcext:value-type="float">
            <text:p>-0.1770161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54032258064516" calcext:value-type="float">
            <text:p>0.0254032258</text:p>
          </table:table-cell>
          <table:table-cell office:value-type="float" office:value="0.22" calcext:value-type="float">
            <text:p>0.22</text:p>
          </table:table-cell>
          <table:table-cell office:value-type="float" office:value="0.349106580294763" calcext:value-type="float">
            <text:p>0.34910658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0.0564516129032258" calcext:value-type="float">
            <text:p>0.056451612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076199722131993" calcext:value-type="float">
            <text:p>-0.00761997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.36</text:p>
          </table:table-cell>
          <table:table-cell office:value-type="float" office:value="0.425" calcext:value-type="float">
            <text:p>0.425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50814627766597" calcext:value-type="float">
            <text:p>-0.25081462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67338709677419" calcext:value-type="float">
            <text:p>-0.1673387097</text:p>
          </table:table-cell>
          <table:table-cell office:value-type="float" office:value="0.17" calcext:value-type="float">
            <text:p>0.17</text:p>
          </table:table-cell>
          <table:table-cell office:value-type="float" office:value="0.121264642242163" calcext:value-type="float">
            <text:p>0.1212646422</text:p>
          </table:table-cell>
        </table:table-row>
        <table:table-row table:style-name="ro1">
          <table:table-cell/>
          <table:table-cell table:style-name="ce1" table:formula="of:=AVERAGE(['Correlation area mlp'.B2:.B33])" office:value-type="float" office:value="0.0184375" calcext:value-type="float">
            <text:p>0.02</text:p>
          </table:table-cell>
          <table:table-cell table:style-name="ce1" table:formula="of:=AVERAGE(['Correlation area mlp'.C2:.C33])" office:value-type="float" office:value="0.0208921370967742" calcext:value-type="float">
            <text:p>0.02</text:p>
          </table:table-cell>
          <table:table-cell table:style-name="ce1" table:formula="of:=AVERAGE(['Correlation area mlp'.D2:.D33])" office:value-type="float" office:value="-0.05125" calcext:value-type="float">
            <text:p>-0.05</text:p>
          </table:table-cell>
          <table:table-cell table:style-name="ce1" table:formula="of:=AVERAGE(['Correlation area mlp'.E2:.E33])" office:value-type="float" office:value="0.0160578070840207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6:33:52.266316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41:41.287787504</meta:creation-date>
    <meta:generator>LibreOffice/5.1.6.2$Linux_X86_64 LibreOffice_project/10m0$Build-2</meta:generator>
    <dc:date>2018-11-06T16:40:18.327137262</dc:date>
    <meta:editing-duration>PT2H4M33S</meta:editing-duration>
    <meta:editing-cycles>59</meta:editing-cycles>
    <meta:document-statistic meta:table-count="10" meta:cell-count="1172" meta:object-count="0"/>
  </office:meta>
</office:document-meta>
</file>